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officeooo:rsid="000e7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verse-Rekonstruktion und Bimetrische Emergenz</text:h>
      <text:h text:style-name="Heading_20_2" text:outline-level="2">Komplementäre Perspektiven auf zusätzliche Freiheitsgrade der Gravitation</text:h>
      <text:p text:style-name="Standard">Autor: DenkRebell</text:p>
      <text:p text:style-name="Standard">Datum: Oktober 2025</text:p>
      <text:h text:style-name="Heading_20_2" text:outline-level="2">1. Hintergrund und Motivation</text:h>
      <text:p text:style-name="Standard">In der Arbeit 'A Bi-Metric Theory with Exchange Symmetry' (Hossenfelder, 2008) werden zwei Metriken g_{μν} und g~_{μν} eingeführt, die jeweils eigene Levi-Civita-Verbindungen und Krümmungstensoren besitzen. Durch eine symmetrische Kopplung W(g⁻¹g~) entstehen zusätzliche Quellen Θ_{μν} in den Einstein-Gleichungen, die Dunkle-Materie-ähnliche Effekte hervorrufen können.</text:p>
      <text:p text:style-name="Standard">Die Reverse-Rekonstruktion (RR-Methode) erweitert diesen Ansatz, indem sie zeigt, dass die 18 Konstanten des Standardmodells aus fünf primordialen Parametern ableitbar sind. Dabei ergibt sich ein skalarer Freiheitsgrad ϕ mit einer Masse im TeV-Bereich.</text:p>
      <text:h text:style-name="Heading_20_2" text:outline-level="2">2. Verbindung zur Bimetrik</text:h>
      <text:p text:style-name="Standard">In der RR-Formulierung ergibt sich ein effektiver Potentialterm:</text:p>
      <text:p text:style-name="Standard">W(g⁻¹g~,ϕ) = Λ⁴ Tr[√(g⁻¹g~) − I]² + ½ m_ϕ² ϕ² + κϕ Tr(g⁻¹g~ − I).</text:p>
      <text:p text:style-name="Standard">Dies führt zu einer modifizierten Gravitation mit zusätzlicher Energiequelle: Φ_eff(r) = −(GM_b / r) [1 + α(1 − e^(−r / r_c))], wobei α ∼ κ²/m_ϕ² und r_c ∼ 1/m_ϕ.</text:p>
      <text:h text:style-name="Heading_20_2" text:outline-level="2">3. Numerische Demonstration</text:h>
      <text:p text:style-name="Standard">Eine Simulation zeigt, dass diese Kopplung flache Rotationskurven und halo-ähnliche Dichteprofile ρ_eff(r) ∝ (α / (4πG r²))(1 − e^(−r / r_c)) erzeugt, ohne Dunkle-Materie-Teilchen einzuführen.</text:p>
      <text:h text:style-name="Heading_20_2" text:outline-level="2">4. Experimentelle Konsequenz</text:h>
      <text:p text:style-name="Standard">Das Modell sagt eine Resonanz bei 1.0 ± 0.013 TeV mit Γ ≈ 25 MeV und dominanten Top-Quark-Zerfällen voraus. Der HL-LHC könnte diese mit über 5σ Signifikanz bestätigen.</text:p>
      <text:h text:style-name="Heading_20_2" text:outline-level="2">5. Vergleich</text:h>
      <table:table table:name="Tabelle1" table:style-name="Tabelle1">
        <table:table-column table:style-name="Tabelle1.A"/>
        <table:table-row>
          <table:table-cell office:value-type="string">
            <text:p text:style-name="Standard">Aspekt</text:p>
          </table:table-cell>
        </table:table-row>
        <table:table-row>
          <table:table-cell office:value-type="string">
            <text:p text:style-name="Standard">Freiheitsgrade</text:p>
          </table:table-cell>
        </table:table-row>
        <table:table-row>
          <table:table-cell office:value-type="string">
            <text:p text:style-name="Standard">Wirkung</text:p>
          </table:table-cell>
        </table:table-row>
        <table:table-row>
          <table:table-cell office:value-type="string">
            <text:p text:style-name="Standard">Physikalische Interpretation</text:p>
          </table:table-cell>
        </table:table-row>
        <table:table-row>
          <table:table-cell office:value-type="string">
            <text:p text:style-name="Standard">Dunkle Materie</text:p>
          </table:table-cell>
        </table:table-row>
      </table:table>
      <text:h text:style-name="Heading_20_2" text:outline-level="2">6. Schlussbemerkung</text:h>
      <text:p text:style-name="Standard">Die bimetriche Interpretation bleibt in vollem Umfang bestehen. Die Reverse-Rekonstruktion liefert eine mikroskopische Realisierung und eine experimentelle Brücke zwischen Hochenergie-Physik und Gravitation. Somit erweitert si<text:span text:style-name="T1">ch der</text:span> Hossenfelders Ansatz, anstatt ihn zu ersetz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verse-Rekonstruktion und Bimetrische Emergenz</text:p>
      </style:header>
      <style:footer>
        <text:p text:style-name="MP2"><text:bookmark-start text:name="PageNumWizard_FOOTER_Standard1"/><text:page-number text:select-page="current">1</text:page-number><text:bookmark-end text:name="PageNumWizard_FOOTER_Standard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17T18:48:26.568107429</dc:date>
    <meta:editing-duration>PT5M52S</meta:editing-duration>
    <meta:editing-cycles>2</meta:editing-cycles>
    <meta:document-statistic meta:table-count="1" meta:image-count="0" meta:object-count="0" meta:page-count="1" meta:paragraph-count="25" meta:word-count="275" meta:character-count="1965" meta:non-whitespace-character-count="1732"/>
  </office:meta>
</office:document-meta>
</file>